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2650d"/>
    </style:style>
    <style:style style:name="P2" style:family="paragraph" style:parent-style-name="Standard">
      <style:text-properties officeooo:paragraph-rsid="0012650d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0.3929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2650d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0.3929in"/>
        </style:tab-stops>
      </style:paragraph-properties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imes New Roman" officeooo:paragraph-rsid="0012650d"/>
    </style:style>
    <style:style style:name="P1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12650d" style:font-name-asian="Times New Roman1" style:font-size-asian="12pt" style:font-weight-asian="normal" style:font-name-complex="Times New Roman1"/>
    </style:style>
    <style:style style:name="T1" style:family="text">
      <style:text-properties fo:color="#000000" style:font-name="TimesNewRomanPSMT" fo:font-size="12pt" fo:font-weight="bold" style:font-size-asian="12pt" style:font-weight-asian="bold"/>
    </style:style>
    <style:style style:name="T2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3" style:family="text">
      <style:text-properties fo:color="#000000" style:font-name="TimesNewRomanPSMT" fo:font-size="12pt" fo:font-weight="normal" style:font-size-asian="12pt" style:font-weight-asian="normal"/>
    </style:style>
    <style:style style:name="T4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5" style:family="text">
      <style:text-properties fo:color="#000000" style:font-name="TimesNewRomanPSMT" fo:font-size="11pt" fo:font-weight="normal" style:font-size-asian="11pt" style:font-weight-asian="normal"/>
    </style:style>
    <style:style style:name="T6" style:family="text">
      <style:text-properties fo:color="#000000" style:font-name="TimesNewRomanPSMT" fo:font-size="8pt" fo:font-weight="normal" style:font-size-asian="8pt" style:font-weight-asian="normal"/>
    </style:style>
    <style:style style:name="T7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8" style:family="text">
      <style:text-properties fo:color="#000000" style:font-name="Times New Roman" fo:font-size="12pt" fo:font-weight="normal" style:font-size-asian="12pt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ichiarazione sostitutiva di certificazione </text:p>
      <text:p text:style-name="P8">(Art. 46 T.U. 28-12-2000 n.445)</text:p>
      <text:p text:style-name="P3"/>
      <text:p text:style-name="P1"><text:span text:style-name="T7">I</text:span>o sottoscritt{%= @oa %} <text:span text:style-name="T9">{%= @persona.nome %} {%= @persona.cognome %}</text:span>, codice fiscale <text:span text:style-name="T9">{%= @persona.codice_fiscale %}</text:span>,</text:p>
      <text:p text:style-name="P2"><text:span text:style-name="T10">nat{%= @oa%} a </text:span><text:span text:style-name="T11">{%= @persona.comune_nascita %}</text:span><text:span text:style-name="T10"> il </text:span><text:span text:style-name="T11">{%= @persona.data_nascita %}</text:span><text:span text:style-name="T10">, </text:span></text:p>
      <text:p text:style-name="P14"><text:span text:style-name="T3">residente a </text:span><text:span text:style-name="T2">{%= @persona.indirizzo_residenza.comune %}</text:span><text:span text:style-name="T3"> in </text:span><text:span text:style-name="T2">{%= @persona.indirizzo_residenza.to_s %}</text:span><text:span text:style-name="T4">,</text:span></text:p>
      <text:p text:style-name="P6">consapevole delle sanzioni penali, nel caso di dichiarazioni non veritiere, di formazione o uso </text:p>
      <text:p text:style-name="P6">di atti falsi, richiamate dall'art.76 del D.P.R. 445 del 28 Dicembre 2000</text:p>
      <text:p text:style-name="P3"/>
      <text:p text:style-name="P8">DICHIARO</text:p>
      <text:p text:style-name="P4"/>
      <text:p text:style-name="P3">1. <text:s text:c="2"/>di essere in possesso dei seguenti titoli di studio:</text:p>
      <text:p text:style-name="P13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2. <text:s text:c="2"/>di essere in possesso delle seguenti qualifiche professionali:</text:p>
      <text:p text:style-name="P13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3. <text:s text:c="2"/>di aver sostenuto i seguenti esami:</text:p>
      <text:p text:style-name="P13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4. <text:s text:c="2"/>di essere in possesso dei seguenti titoli di specializzazione:</text:p>
      <text:p text:style-name="P13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5. <text:s text:c="2"/>di essere in possesso dei seguenti titoli di abilitazione:</text:p>
      <text:p text:style-name="P13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6. <text:s text:c="2"/>di essere in possesso dei seguenti titoli di formazione:</text:p>
      <text:p text:style-name="P13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7. <text:s text:c="2"/>di essere in possesso dei seguenti titoli di aggiornamento:</text:p>
      <text:p text:style-name="P13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8. <text:s text:c="2"/>di essere in possesso dei seguenti titoli di qualificazione tecnica:</text:p>
      <text:p text:style-name="P13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5"/>
      <text:p text:style-name="P16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3"/>
      <text:p text:style-name="P12"><text:span text:style-name="T4">……………………………, <text:s/></text:span><text:span text:style-name="T8">li <text:s/>{%= @data %}</text:span></text:p>
      <text:p text:style-name="P11"><text:soft-page-break/><text:span text:style-name="T3"><text:s text:c="18"/></text:span><text:span text:style-name="T6">(luogo)</text:span></text:p>
      <text:p text:style-name="P7"><text:tab/>………………………………</text:p>
      <text:p text:style-name="P9"/>
      <text:p text:style-name="P9"><text:tab/>(firma non autenticata)</text:p>
      <text:p text:style-name="P4"/>
      <text:p text:style-name="P10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cycles>4</meta:editing-cycles>
    <meta:editing-duration>PT7M52S</meta:editing-duration>
    <dc:date>2020-11-20T09:06:24.983194441</dc:date>
    <meta:document-statistic meta:table-count="0" meta:image-count="0" meta:object-count="0" meta:page-count="2" meta:paragraph-count="30" meta:word-count="759" meta:character-count="3028" meta:non-whitespace-character-count="2246"/>
  </office:meta>
</office:document-meta>
</file>